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language="pt" fo:country="BR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language="pt" fo:country="BR" fo:font-weight="bold" officeooo:rsid="0005d94f" officeooo:paragraph-rsid="0005d94f" style:font-weight-asian="bold" style:font-weight-complex="bold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TERAR O ÍCONE DE CURSOR DO UBUNTU</text:span></text:p>
      <text:p text:style-name="P1"><text:span text:style-name="T1"/></text:p>
      <text:p text:style-name="P1"><text:span text:style-name="T1">Como alterar o tema do cursor no Ubuntu Para obtê-lo, </text:span><text:span text:style-name="T2">abra o aplicativo Ubuntu Software , procure por “GNOME Tweaks” e clique em “Instalar” nos resultados correspondentes</text:span><text:span text:style-name="T1">. Como alternativa, você pode executar sudo apt install gnome-tweaks no aplicativo Terminal .</text:span>24 de fev. de 2024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09:13:07.274994421</meta:creation-date>
    <dc:date>2025-04-18T09:16:09.551334331</dc:date>
    <meta:editing-duration>PT3M3S</meta:editing-duration>
    <meta:editing-cycles>1</meta:editing-cycles>
    <meta:document-statistic meta:table-count="0" meta:image-count="0" meta:object-count="0" meta:page-count="1" meta:paragraph-count="2" meta:word-count="51" meta:character-count="316" meta:non-whitespace-character-count="267"/>
    <meta:generator>LibreOffice/24.2.7.2$Linux_X86_64 LibreOffice_project/420$Build-2</meta:generator>
  </office:meta>
</office:document-meta>
</file>